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8" style:family="graphic" style:parent-style-name="Entity">
      <style:graphic-properties fo:min-height="6.988cm" fo:min-width="5.738cm" loext:decorative="false"/>
    </style:style>
    <style:style style:name="gr9" style:family="graphic" style:parent-style-name="Config">
      <style:graphic-properties fo:min-height="3.75cm" fo:min-width="2.5cm" loext:decorative="false"/>
    </style:style>
    <style:style style:name="gr10" style:family="graphic" style:parent-style-name="Config">
      <style:graphic-properties fo:min-height="1.157cm" fo:min-width="2.501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2" style:family="graphic" style:parent-style-name="standard">
      <style:graphic-properties svg:stroke-width="0.159cm" svg:stroke-color="#008080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frame draw:style-name="gr2" draw:text-style-name="P4" draw:layer="layout" svg:width="3.75cm" svg:height="1cm" svg:x="15cm" svg:y="4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line draw:style-name="gr7" draw:text-style-name="P1" draw:layer="layout" svg:x1="17cm" svg:y1="6cm" svg:x2="11cm" svg:y2="6cm">
          <text:p/>
        </draw:line>
        <draw:custom-shape draw:style-name="gr8" draw:layer="layout" svg:width="7cm" svg:height="8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layer="layout" svg:width="3cm" svg:height="4cm" svg:x="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layer="layout" svg:width="3cm" svg:height="2.25cm" svg:x="5cm" svg:y="12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8" draw:layer="layout" svg:width="7cm" svg:height="8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5cm">
          <draw:text-box>
            <text:p>Channel type A</text:p>
          </draw:text-box>
        </draw:frame>
        <draw:frame draw:style-name="gr2" draw:text-style-name="P2" draw:layer="layout" svg:width="5.5cm" svg:height="1cm" svg:x="18cm" svg:y="5cm">
          <draw:text-box>
            <text:p>Entry type A</text:p>
          </draw:text-box>
        </draw:frame>
        <draw:frame draw:style-name="gr2" draw:text-style-name="P2" draw:layer="layout" svg:width="3cm" svg:height="1cm" svg:x="5.25cm" svg:y="7.75cm">
          <draw:text-box>
            <text:p>View</text:p>
          </draw:text-box>
        </draw:frame>
        <draw:frame draw:style-name="gr2" draw:text-style-name="P2" draw:layer="layout" svg:width="3cm" svg:height="1cm" svg:x="5.25cm" svg:y="13.75cm">
          <draw:text-box>
            <text:p>Index</text:p>
          </draw:text-box>
        </draw:frame>
        <draw:frame draw:style-name="gr11" draw:text-style-name="P2" draw:layer="layout" svg:width="4cm" svg:height="1.75cm" svg:x="12cm" svg:y="6.25cm">
          <draw:text-box>
            <text:p>Reference</text:p>
            <text:p>field</text:p>
          </draw:text-box>
        </draw:frame>
        <draw:line draw:style-name="gr12" draw:text-style-name="P1" draw:layer="layout" svg:x1="17cm" svg:y1="6cm" svg:x2="11cm" svg:y2="6cm">
          <text:p/>
        </draw:line>
        <draw:line draw:style-name="gr12" draw:text-style-name="P1" draw:layer="layout" svg:x1="6.5cm" svg:y1="12.75cm" svg:x2="6.5cm" svg:y2="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0:50:44.044964000</dc:date>
    <dc:creator>Joachim Noreiko</dc:creator>
    <meta:editing-duration>PT23H59M24S</meta:editing-duration>
    <meta:editing-cycles>18</meta:editing-cycles>
    <meta:generator>LibreOffice/25.8.4.2$MacOSX_X86_64 LibreOffice_project/290daaa01b999472f0c7a3890eb6a550fd74c6df</meta:generator>
    <meta:document-statistic meta:object-count="67"/>
  </office:meta>
</office:document-meta>
</file>